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0.53mm"/>
    </style:style>
    <style:style style:name="co3" style:family="table-column">
      <style:table-column-properties fo:break-before="auto" style:column-width="43.07mm"/>
    </style:style>
    <style:style style:name="co4" style:family="table-column">
      <style:table-column-properties fo:break-before="auto" style:column-width="62.04mm"/>
    </style:style>
    <style:style style:name="co5" style:family="table-column">
      <style:table-column-properties fo:break-before="auto" style:column-width="58.83mm"/>
    </style:style>
    <style:style style:name="co6" style:family="table-column">
      <style:table-column-properties fo:break-before="auto" style:column-width="64.28mm"/>
    </style:style>
    <style:style style:name="co7" style:family="table-column">
      <style:table-column-properties fo:break-before="auto" style:column-width="49.81mm"/>
    </style:style>
    <style:style style:name="co8" style:family="table-column">
      <style:table-column-properties fo:break-before="auto" style:column-width="65.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20.5mm" fo:break-before="auto" style:use-optimal-row-height="true"/>
    </style:style>
    <style:style style:name="ro3" style:family="table-row">
      <style:table-row-properties style:row-height="16.53mm" fo:break-before="auto" style:use-optimal-row-height="true"/>
    </style:style>
    <style:style style:name="ro4" style:family="table-row">
      <style:table-row-properties style:row-height="84.49mm" fo:break-before="auto" style:use-optimal-row-height="false"/>
    </style:style>
    <style:style style:name="ro5" style:family="table-row">
      <style:table-row-properties style:row-height="32.14mm" fo:break-before="auto" style:use-optimal-row-height="true"/>
    </style:style>
    <style:style style:name="ro6" style:family="table-row">
      <style:table-row-properties style:row-height="56mm" fo:break-before="auto" style:use-optimal-row-height="true"/>
    </style:style>
    <style:style style:name="ro7" style:family="table-row">
      <style:table-row-properties style:row-height="28.15mm" fo:break-before="auto" style:use-optimal-row-height="true"/>
    </style:style>
    <style:style style:name="ro8" style:family="table-row">
      <style:table-row-properties style:row-height="12.54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style:vertical-align="top"/>
    </style:style>
    <style:style style:name="ce2" style:family="table-cell" style:parent-style-name="Default">
      <style:table-cell-properties style:vertical-align="top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1" table:number-columns-repeated="1016" table:default-cell-style-name="ce1"/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Entry</text:p>
          </table:table-cell>
          <table:table-cell office:value-type="string" calcext:value-type="string">
            <text:p>Tasks</text:p>
          </table:table-cell>
          <table:table-cell office:value-type="string" calcext:value-type="string">
            <text:p>Objecdtivs/Goals</text:p>
          </table:table-cell>
          <table:table-cell office:value-type="string" calcext:value-type="string">
            <text:p>Exit</text:p>
          </table:table-cell>
          <table:table-cell office:value-type="string" calcext:value-type="string">
            <text:p>Who</text:p>
          </table:table-cell>
          <table:table-cell office:value-type="string" calcext:value-type="string">
            <text:p>Notes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Initiation</text:p>
          </table:table-cell>
          <table:table-cell office:value-type="string" calcext:value-type="string">
            <text:p>IT Service Request</text:p>
          </table:table-cell>
          <table:table-cell/>
          <table:table-cell office:value-type="string" calcext:value-type="string">
            <text:p>Start the project.</text:p>
            <text:p>Lay foundation.</text:p>
          </table:table-cell>
          <table:table-cell office:value-type="string" calcext:value-type="string">
            <text:p>Existence of Conceptual proposal</text:p>
          </table:table-cell>
          <table:table-cell office:value-type="string" calcext:value-type="string">
            <text:p>- Customer</text:p>
            <text:p>- Intake Authority (IA)</text:p>
            <text:p>- IT technical assessor</text:p>
          </table:table-cell>
          <table:table-cell office:value-type="string" calcext:value-type="string">
            <text:p>Make sure that</text:p>
            <text:p>- <text:span text:style-name="T2">reasonable </text:span>solution <text:span text:style-name="T2">can</text:span> be built.</text:p>
            <text:p>- No legal problems arise</text:p>
            <text:p>- Solution does not already exist or is</text:p>
            <text:p>  already being developed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Concept Developent / COTS Single release project</text:p>
          </table:table-cell>
          <table:table-cell table:number-columns-repeated="2"/>
          <table:table-cell office:value-type="string" calcext:value-type="string">
            <text:p>Define project scope. Prepare formal funding request</text:p>
            <text:p/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4">
          <table:table-cell/>
          <table:table-cell office:value-type="string" calcext:value-type="string">
            <text:p>Planning</text:p>
            <text:p>(Requirement Analysis)</text:p>
          </table:table-cell>
          <table:table-cell/>
          <table:table-cell table:style-name="ce2" office:value-type="string" calcext:value-type="string">
            <text:p>- Address deficiencies</text:p>
            <text:p>- Propose improvements</text:p>
            <text:p>- Identify business value</text:p>
            <text:p>- Project staffing</text:p>
            <text:p>- Plan basic project approach</text:p>
            <text:p>- Conduct feasibility study</text:p>
            <text:p>  - economic</text:p>
            <text:p>  - operational</text:p>
            <text:p>  - techical</text:p>
            <text:p>  - organizational</text:p>
            <text:p>  - cultural</text:p>
            <text:p>  - schedule</text:p>
            <text:p>  - resources (people,…)</text:p>
            <text:p>    - availability</text:p>
            <text:p>    - skill level</text:p>
            <text:p>- Quality requirement analysis</text:p>
            <text:p>- Risk identification</text:p>
            <text:p>- Project management plan</text:p>
            <text:p>  - Schedule, Milestones</text:p>
            <text:p>  - Acquisition of resources</text:p>
            <text:p>  - Breakdown of tasks</text:p>
            <text:p>- Define scope boundary!</text:p>
            <text:p/>
          </table:table-cell>
          <table:table-cell office:value-type="string" calcext:value-type="string">
            <text:p>Find answer to: <text:span text:style-name="T1">Why is system built?</text:span></text:p>
            <text:p/>
            <text:p><text:span text:style-name="T1">Plan project processes and activities.</text:span></text:p>
            <text:p>Create PMP to manage project from this phase to end.</text:p>
            <text:p/>
            <text:p>Estimation of</text:p>
            <text:p>  - time</text:p>
            <text:p>  - effort</text:p>
            <text:p>  - resources</text:p>
            <text:p>This estimation is the foundation!</text:p>
            <text:p/>
          </table:table-cell>
          <table:table-cell office:value-type="string" calcext:value-type="string">
            <text:p>Approvement of</text:p>
            <text:p>- Budget</text:p>
            <text:p>- Proj. Mgmt plan</text:p>
            <text:p>- Project charter</text:p>
            <text:p/>
            <text:p>- Approved requirements</text:p>
            <text:p>- Functional requirement document</text:p>
          </table:table-cell>
          <table:table-cell table:style-name="ce2" office:value-type="string" calcext:value-type="string">
            <text:p>- Senior Members</text:p>
            <text:p>- Sponsor</text:p>
            <text:p>- Project manager</text:p>
            <text:p>- Stake holders</text:p>
            <text:p>- Domain experts</text:p>
          </table:table-cell>
          <table:table-cell office:value-type="string" calcext:value-type="string">
            <text:p>Planning is more than setting milestones.</text:p>
            <text:p/>
            <text:p>Most important and fundamental stage</text:p>
            <text:p/>
            <text:p><text:span text:style-name="T1">What</text:span> is needed – not <text:span text:style-name="T1">How</text:span> to do it.</text:p>
            <text:p/>
            <text:p>Planning involves defiing a strategy on how to achieve the goal.</text:p>
            <text:p/>
            <text:p>Major problem: users' needs are not understood.</text:p>
          </table:table-cell>
          <table:table-cell table:number-columns-repeated="1016"/>
        </table:table-row>
        <table:table-row table:style-name="ro1">
          <table:table-cell table:number-columns-repeated="4"/>
          <table:table-cell office:value-type="string" calcext:value-type="string">
            <text:p>j</text:p>
          </table:table-cell>
          <table:table-cell table:number-columns-repeated="1019"/>
        </table:table-row>
        <table:table-row table:style-name="ro5">
          <table:table-cell/>
          <table:table-cell office:value-type="string" calcext:value-type="string">
            <text:p>Defining</text:p>
            <text:p>(Analysis)</text:p>
          </table:table-cell>
          <table:table-cell/>
          <table:table-cell office:value-type="string" calcext:value-type="string">
            <text:p>- Create SRS</text:p>
          </table:table-cell>
          <table:table-cell office:value-type="string" calcext:value-type="string">
            <text:p>Transform needs and high-level requirements into measurable, testable, tracable, complete, consistent, and stakeholder approved requirements.</text:p>
            <text:p/>
            <text:p>Find answer to: <text:span text:style-name="T1">Who will use the built system?</text:span></text:p>
          </table:table-cell>
          <table:table-cell/>
          <table:table-cell office:value-type="string" calcext:value-type="string">
            <text:p>- Project manager</text:p>
            <text:p>- Business analyst</text:p>
            <text:p>- Subject matter expert</text:p>
            <text:p>- Designer</text:p>
            <text:p>- Test leads</text:p>
          </table:table-cell>
          <table:table-cell office:value-type="string" calcext:value-type="string">
            <text:p>SRS (Software Requirement Sepcification) consists of all the product requirements to be designed and developed during the project life cycle.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6">
          <table:table-cell/>
          <table:table-cell office:value-type="string" calcext:value-type="string">
            <text:p>Designing</text:p>
          </table:table-cell>
          <table:table-cell/>
          <table:table-cell office:value-type="string" calcext:value-type="string">
            <text:p>- Create DDS</text:p>
            <text:p>  - Architecture</text:p>
            <text:p>  - Hardware</text:p>
            <text:p>  - OS</text:p>
            <text:p>  - Programming languages</text:p>
            <text:p>  - Security</text:p>
            <text:p>  - Data (interfaces, flow, storage)</text:p>
            <text:p>- Stakeholders to review DDS</text:p>
            <text:p>  - risks</text:p>
            <text:p>  - robustness</text:p>
            <text:p>  - modularity</text:p>
            <text:p>  - budget</text:p>
            <text:p>  - time</text:p>
            <text:p>- COTS fit/GAP analysis</text:p>
          </table:table-cell>
          <table:table-cell office:value-type="string" calcext:value-type="string">
            <text:p>Transform requirements into complete and detailed system design specifications.</text:p>
            <text:p/>
            <text:p>Find answer to:<text:span text:style-name="T1"> How will the system work?</text:span></text:p>
          </table:table-cell>
          <table:table-cell/>
          <table:table-cell office:value-type="string" calcext:value-type="string">
            <text:p>- Customers</text:p>
            <text:p>- End users</text:p>
            <text:p>- Project manager</text:p>
            <text:p>- Business analyst</text:p>
            <text:p>- Technical architect</text:p>
            <text:p>- Developers</text:p>
            <text:p>- Database (DBA)</text:p>
          </table:table-cell>
          <table:table-cell office:value-type="string" calcext:value-type="string">
            <text:p>DDS: Design Document Specification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Building</text:p>
            <text:p>(Construction)</text:p>
          </table:table-cell>
          <table:table-cell/>
          <table:table-cell office:value-type="string" calcext:value-type="string">
            <text:p>- Start development</text:p>
            <text:p>- Build software</text:p>
            <text:p>- Train users</text:p>
          </table:table-cell>
          <table:table-cell office:value-type="string" calcext:value-type="string">
            <text:p>Convert the system design prototyped in the Design Phase into a working information system that addresses all documented system requirements</text:p>
          </table:table-cell>
          <table:table-cell/>
          <table:table-cell office:value-type="string" calcext:value-type="string">
            <text:p>- Developers</text:p>
            <text:p>- DBAs</text:p>
            <text:p>- Project Managers</text:p>
          </table:table-cell>
          <table:table-cell office:value-type="string" calcext:value-type="string">
            <text:p>Follow coding guidelines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7">
          <table:table-cell/>
          <table:table-cell office:value-type="string" calcext:value-type="string">
            <text:p>Testing</text:p>
            <text:p>(Integration</text:p>
            <text:p>Functional evaluation)</text:p>
          </table:table-cell>
          <table:table-cell/>
          <table:table-cell office:value-type="string" calcext:value-type="string">
            <text:p>Defects to be</text:p>
            <text:p>- reported</text:p>
            <text:p>- tracked</text:p>
            <text:p>- fixed</text:p>
            <text:p>- retested</text:p>
            <text:p/>
            <text:p>Repeat until quality reached.</text:p>
          </table:table-cell>
          <table:table-cell table:number-columns-repeated="2"/>
          <table:table-cell office:value-type="string" calcext:value-type="string">
            <text:p>- Project Manager</text:p>
            <text:p>- Developers</text:p>
            <text:p>- DBAs</text:p>
            <text:p>- Implementation manager</text:p>
            <text:p>- Integration manager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8">
          <table:table-cell/>
          <table:table-cell office:value-type="string" calcext:value-type="string">
            <text:p>Deployment</text:p>
          </table:table-cell>
          <table:table-cell/>
          <table:table-cell office:value-type="string" calcext:value-type="string">
            <text:p>Identify deficiencies and start cycle again</text:p>
            <text:p/>
          </table:table-cell>
          <table:table-cell office:value-type="string" calcext:value-type="string">
            <text:p>Deploy and enable operation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Support</text:p>
          </table:table-cell>
          <table:table-cell/>
          <table:table-cell office:value-type="string" calcext:value-type="string">
            <text:p>Help desk</text:p>
            <text:p>Training programs</text:p>
            <text:p>Upgrades, enhancements maintenance</text:p>
          </table:table-cell>
          <table:table-cell table:number-columns-repeated="1020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CH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3">00.00.0000</text:date>, <text:time style:data-style-name="N2" text:time-value="11:57:19.71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1T12:23:21.354000000</meta:creation-date>
    <meta:generator>LibreOffice/4.4.6.3$Windows_x86 LibreOffice_project/e8938fd3328e95dcf59dd64e7facd2c7d67c704d</meta:generator>
    <dc:date>2018-03-23T15:34:12.240000000</dc:date>
    <meta:editing-duration>PT9H30M5S</meta:editing-duration>
    <meta:editing-cycles>23</meta:editing-cycles>
    <meta:document-statistic meta:table-count="1" meta:cell-count="44" meta:object-count="0"/>
  </office:meta>
</office:document-meta>
</file>